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Standard">
      <style:text-properties style:font-name="Nimbus Sans L" fo:font-weight="bold" style:font-weight-asian="bold" style:font-weight-complex="bold"/>
    </style:style>
    <style:style style:name="P3" style:family="paragraph" style:parent-style-name="Standard" style:list-style-name="L1"/>
    <style:style style:name="T1" style:family="text">
      <style:text-properties style:font-name="Nimbus Sans 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errals need a major change in the way they work. This document will discuss what's going on with referrals.</text:p>
      <text:p text:style-name="P1"/>
      <text:p text:style-name="P2">Current State</text:p>
      <text:p text:style-name="P1">Right now there is a glitch in the structure of referrals. </text:p>
      <text:p text:style-name="P1"/>
      <text:p text:style-name="P1">On the caisi side of things the referrals, making referrals, and viewing existing referrals, are not properly segmented in each facility. As an example, one facility should not be able to refer a client to another facility on the same server. Facilities are suppose to segment data completely. The problem here is that the integrator is suppose to communicate between facilities. This means that right now there is overlap and duplicated data on screens when multiple facilities on the same server have the integrator enabled. As an example, programs will show up on local and remote program listings, referrals will show up on local and remote listings.</text:p>
      <text:p text:style-name="P1"/>
      <text:p text:style-name="P1">On the integrator side, the original referral design was that only the client and reason for referral were passed between facilities. There was no visibility between the referrer and referee. This was originally designed this way for privacy reasons, basically so no facility sees information other than the act of referring itself. The problem is the current / new functionality requested no longer matches this design. The current functionality requested requires all information is available and shared.</text:p>
      <text:p text:style-name="P1"/>
      <text:p text:style-name="P1"/>
      <text:p text:style-name="P2">New Design</text:p>
      <text:p text:style-name="P1">A new design should be as follows:</text:p>
      <text:p text:style-name="P1"/>
      <text:p text:style-name="P1">Caisi should properly segment data between facilities, i.e. when doing referrals and viewing referrals it should not see anything out side it's own facility.</text:p>
      <text:p text:style-name="P1"/>
      <text:p text:style-name="P1">Integrator should provide data exchange between facilities and facilities on the same server should function no differently than facilities on different servers.</text:p>
      <text:p text:style-name="P1"/>
      <text:p text:style-name="P1">Caisi itself will need to support storage of referals where the incoming or out going facility is not on the local facility, i.e. foreign keys must not be enforced and displaying of data must check to see if it's local or remote before attemping to display the data.</text:p>
      <text:p text:style-name="P1"/>
      <text:p text:style-name="P1">The integrator needs to remove the current Referral.java data objects and framework. A new framework more inline with the other data objects needs to be added. i.e. CachedReferral.java. The caches referral would then be considered transient data like other Cached objects like CachedDemographic. The CachedReferral will then act as a data exchange for referrals (adverse to the current framework which uses Referrals.java as the actual data storage).</text:p>
      <text:p text:style-name="P1"/>
      <text:p text:style-name="P1">The data flow would be as follows :</text:p>
      <text:list xml:id="list154983467" text:style-name="L1">
        <text:list-item>
          <text:p text:style-name="P3"><text:span text:style-name="T1">A provider clicks on Refer, the search screen populates remote programs via calling </text:span><text:soft-page-break/><text:span text:style-name="T1">the integrator for remote programs accepting referrals.</text:span></text:p>
        </text:list-item>
        <text:list-item>
          <text:p text:style-name="P3"><text:span text:style-name="T1">A provider clicks on a remote program and fills in the referral information. The referral information is stored locally on caisi with a flag noting it's a remote referral and the remote facility and program name.</text:span></text:p>
        </text:list-item>
        <text:list-item>
          <text:p text:style-name="P3"><text:span text:style-name="T1">When the integrator update task runs, the new referrals is pushed to the integrator.</text:span></text:p>
        </text:list-item>
        <text:list-item>
          <text:p text:style-name="P3"><text:span text:style-name="T1">On the receiving facility, when the integrator update task runs, a new “polling” method needs to be added to check for new referrals. The polling method would then get notified of a new referral. The new referral would then <text:s/>be written to disk locally.</text:span></text:p>
        </text:list-item>
        <text:list-item>
          <text:p text:style-name="P3"><text:span text:style-name="T1">A provider on the receiving facility now views a program queue, they now see the referral on the screen, the screen is populated from the local database, not the integrator.</text:span></text:p>
        </text:list-item>
        <text:list-item>
          <text:p text:style-name="P3"><text:span text:style-name="T1">Upon approval or rejection of the referral, the data is written to the local database.</text:span></text:p>
        </text:list-item>
        <text:list-item>
          <text:p text:style-name="P3"><text:span text:style-name="T1">The integrator update task will need to notice the update to this referral record, and then push the data to the integrator again.</text:span></text:p>
        </text:list-item>
        <text:list-item>
          <text:p text:style-name="P3"><text:span text:style-name="T1">On the original referring facility, when the integrator update task runs, it will then notice the referral was updated as part of the “polling” method. It will receive the referral information, and update the local database.</text:span></text:p>
        </text:list-item>
        <text:list-item>
          <text:p text:style-name="P3"><text:span text:style-name="T1">A provider on the referring facility then views the clients referrals and notices the admission/rejection along with the reason etc on the screen. This information is populated from the local database only.</text:span></text:p>
        </text:list-item>
      </text:list>
      <text:p text:style-name="Standard"><text:span text:style-name="T1"/></text:p>
      <text:p text:style-name="Standard"><text:span text:style-name="T1">This should provide full data cycle from referrer, to receiver, back to referrer.</text:span></text:p>
      <text:p text:style-name="Standard"><text:span text:style-name="T1"/></text:p>
      <text:p text:style-name="Standard"><text:span text:style-name="T1">This data flow required it's own document as it is special, or at least it is the first daa item to poll from the integrator and automatically update local database infor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13T13:14:57</meta:creation-date>
    <meta:generator>OpenOffice.org/3.2$Unix OpenOffice.org_project/320m12$Build-9483</meta:generator>
    <dc:date>2010-05-13T14:18:12</dc:date>
    <meta:editing-duration>PT01H03M16S</meta:editing-duration>
    <meta:editing-cycles>3</meta:editing-cycles>
    <meta:document-statistic meta:table-count="0" meta:image-count="0" meta:object-count="0" meta:page-count="2" meta:paragraph-count="23" meta:word-count="699" meta:character-count="4237"/>
  </office:meta>
</office:document-meta>
</file>